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ashed_20__28_var_29_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cm" svg:height="3cm" svg:x="11.4cm" svg:y="1.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3cm" svg:x="16.4cm" svg:y="6.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10.2cm" svg:y="6.9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1.9cm" svg:y="6.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cm" svg:height="3cm" svg:x="10.4cm" svg:y="12.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3cm" svg:height="3cm" svg:x="11.1cm" svg:y="18.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3cm" svg:height="3cm" svg:x="12cm" svg:y="24.4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cm" svg:height="3cm" svg:x="16.2cm" svg:y="16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cm" svg:height="3cm" svg:x="2.8cm" svg:y="12.9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cm" svg:height="3cm" svg:x="3.5cm" svg:y="19.3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cm" svg:height="3cm" svg:x="7.3cm" svg:y="23.2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961cm" svg:y1="4.361cm" svg:x2="16.839cm" svg:y2="7.339cm" draw:start-shape="id1" draw:start-glue-point="9" draw:end-shape="id2" draw:end-glue-point="5" svg:d="M13961 4361l2878 2978" svg:viewBox="0 0 2879 2979">
          <text:p/>
        </draw:connector>
        <draw:connector draw:style-name="gr2" draw:text-style-name="P1" draw:layer="layout" draw:type="line" svg:x1="16.4cm" svg:y1="8.4cm" svg:x2="13.2cm" svg:y2="8.4cm" draw:start-shape="id2" draw:start-glue-point="6" draw:end-shape="id3" draw:end-glue-point="10" svg:d="M16400 8400h-3200" svg:viewBox="0 0 3201 1">
          <text:p/>
        </draw:connector>
        <draw:connector draw:style-name="gr2" draw:text-style-name="P1" draw:layer="layout" draw:type="line" svg:x1="10.2cm" svg:y1="8.4cm" svg:x2="4.9cm" svg:y2="8.4cm" draw:start-shape="id3" draw:start-glue-point="6" draw:end-shape="id4" draw:end-glue-point="10" svg:d="M10200 8400h-5300" svg:viewBox="0 0 5301 1">
          <text:p/>
        </draw:connector>
        <draw:connector draw:style-name="gr2" draw:text-style-name="P1" draw:layer="layout" draw:type="line" svg:x1="11.4cm" svg:y1="3.3cm" svg:x2="4.461cm" svg:y2="7.339cm" draw:start-shape="id1" draw:start-glue-point="6" draw:end-shape="id4" draw:end-glue-point="11" svg:d="M11400 3300l-6939 4039" svg:viewBox="0 0 6940 4040">
          <text:p/>
        </draw:connector>
        <draw:connector draw:style-name="gr2" draw:text-style-name="P1" draw:layer="layout" draw:type="line" svg:x1="4.3cm" svg:y1="15.9cm" svg:x2="5cm" svg:y2="19.3cm" draw:start-shape="id5" draw:start-glue-point="8" draw:end-shape="id6" draw:end-glue-point="4" svg:d="M4300 15900l700 3400" svg:viewBox="0 0 701 3401">
          <text:p/>
        </draw:connector>
        <draw:connector draw:style-name="gr2" draw:text-style-name="P1" draw:layer="layout" draw:type="line" svg:x1="6.061cm" svg:y1="21.861cm" svg:x2="7.739cm" svg:y2="23.639cm" draw:start-shape="id6" draw:start-glue-point="9" draw:end-shape="id7" draw:end-glue-point="5" svg:d="M6061 21861l1678 1778" svg:viewBox="0 0 1679 1779">
          <text:p/>
        </draw:connector>
        <draw:connector draw:style-name="gr2" draw:text-style-name="P1" draw:layer="layout" draw:type="line" svg:x1="11.9cm" svg:y1="15.5cm" svg:x2="12.6cm" svg:y2="18.5cm" draw:start-shape="id8" draw:start-glue-point="8" draw:end-shape="id9" draw:end-glue-point="4" svg:d="M11900 15500l700 3000" svg:viewBox="0 0 701 3001">
          <text:p/>
        </draw:connector>
        <draw:connector draw:style-name="gr3" draw:text-style-name="P1" draw:layer="layout" draw:type="line" svg:x1="17.9cm" svg:y1="9.9cm" svg:x2="17.7cm" svg:y2="16.1cm" draw:start-shape="id2" draw:start-glue-point="8" draw:end-shape="id10" draw:end-glue-point="4" svg:d="M17900 9900l-200 6200" svg:viewBox="0 0 201 6201">
          <text:p/>
        </draw:connector>
        <draw:connector draw:style-name="gr3" draw:text-style-name="P1" draw:layer="layout" draw:type="line" svg:x1="17.7cm" svg:y1="19.1cm" svg:x2="14.561cm" svg:y2="24.839cm" draw:start-shape="id10" draw:start-glue-point="8" draw:end-shape="id11" draw:end-glue-point="11" svg:d="M17700 19100l-3139 5739" svg:viewBox="0 0 3140 5740">
          <text:p/>
        </draw:connector>
        <draw:connector draw:style-name="gr3" draw:text-style-name="P1" draw:layer="layout" draw:type="line" svg:x1="12.6cm" svg:y1="21.5cm" svg:x2="13.5cm" svg:y2="24.4cm" draw:start-shape="id9" draw:start-glue-point="8" draw:end-shape="id11" draw:end-glue-point="4" svg:d="M12600 21500l900 2900" svg:viewBox="0 0 901 2901">
          <text:p/>
        </draw:connector>
        <draw:connector draw:style-name="gr3" draw:text-style-name="P1" draw:layer="layout" draw:type="line" svg:x1="10.3cm" svg:y1="24.7cm" svg:x2="12cm" svg:y2="25.9cm" draw:start-shape="id7" draw:start-glue-point="10" draw:end-shape="id11" draw:end-glue-point="6" svg:d="M10300 24700l1700 1200" svg:viewBox="0 0 1701 1201">
          <text:p/>
        </draw:connector>
        <draw:connector draw:style-name="gr3" draw:text-style-name="P1" draw:layer="layout" draw:type="line" svg:x1="3.4cm" svg:y1="9.9cm" svg:x2="4.3cm" svg:y2="12.9cm" draw:start-shape="id4" draw:start-glue-point="8" draw:end-shape="id5" draw:end-glue-point="4" svg:d="M3400 9900l900 3000" svg:viewBox="0 0 901 3001">
          <text:p/>
        </draw:connector>
        <draw:connector draw:style-name="gr3" draw:text-style-name="P1" draw:layer="layout" draw:type="line" svg:x1="11.7cm" svg:y1="9.9cm" svg:x2="11.9cm" svg:y2="12.5cm" draw:start-shape="id3" draw:start-glue-point="8" draw:end-shape="id8" draw:end-glue-point="4" svg:d="M11700 9900l200 2600" svg:viewBox="0 0 2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02:11:36.971561609</meta:creation-date>
    <dc:date>2017-05-18T02:17:08.938283714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